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.2292in" table:align="left"/>
    </style:style>
    <style:style style:name="Table1.A" style:family="table-column">
      <style:table-column-properties style:column-width="0.5868in"/>
    </style:style>
    <style:style style:name="Table1.B" style:family="table-column">
      <style:table-column-properties style:column-width="0.642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2">
      <style:text-properties officeooo:paragraph-rsid="00133e73"/>
    </style:style>
    <style:style style:name="P2" style:family="paragraph" style:parent-style-name="Horizontal_20_Line">
      <style:text-properties officeooo:paragraph-rsid="00139089"/>
    </style:style>
    <style:style style:name="P3" style:family="paragraph" style:parent-style-name="Text_20_body">
      <style:paragraph-properties fo:margin-top="0in" fo:margin-bottom="0in" style:contextual-spacing="false"/>
      <style:text-properties fo:color="#000000" loext:opacity="100%"/>
    </style:style>
    <style:style style:name="P4" style:family="paragraph" style:parent-style-name="Text_20_body">
      <style:text-properties fo:color="#000000" loext:opacity="100%"/>
    </style:style>
    <style:style style:name="P5" style:family="paragraph" style:parent-style-name="Text_20_body">
      <style:text-properties fo:language="bg" fo:country="BG"/>
    </style:style>
    <style:style style:name="P6" style:family="paragraph" style:parent-style-name="Text_20_body">
      <style:text-properties fo:language="bg" fo:country="BG" officeooo:paragraph-rsid="00139089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in" fo:margin-bottom="0in" style:contextual-spacing="false"/>
    </style:style>
    <style:style style:name="P9" style:family="paragraph" style:parent-style-name="Text_20_body">
      <style:text-properties officeooo:paragraph-rsid="00145c4b"/>
    </style:style>
    <style:style style:name="T1" style:family="text">
      <style:text-properties fo:color="#0000cd" loext:opacity="100%"/>
    </style:style>
    <style:style style:name="T2" style:family="text">
      <style:text-properties fo:color="#008000" loext:opacity="100%"/>
    </style:style>
    <style:style style:name="T3" style:family="text">
      <style:text-properties fo:color="#008000" loext:opacity="100%" officeooo:rsid="00133e73"/>
    </style:style>
    <style:style style:name="T4" style:family="text">
      <style:text-properties fo:color="#008000" loext:opacity="100%" officeooo:rsid="00139089"/>
    </style:style>
    <style:style style:name="T5" style:family="text">
      <style:text-properties fo:color="#a52a2a" loext:opacity="100%"/>
    </style:style>
    <style:style style:name="T6" style:family="text">
      <style:text-properties fo:color="#ff0000" loext:opacity="100%"/>
    </style:style>
    <style:style style:name="T7" style:family="text">
      <style:text-properties style:font-name="Liberation Mono"/>
    </style:style>
    <style:style style:name="T8" style:family="text">
      <style:text-properties style:font-name="Liberation Mono" fo:language="bg" fo:country="BG"/>
    </style:style>
    <style:style style:name="T9" style:family="text">
      <style:text-properties style:font-name="Liberation Mono" fo:language="bg" fo:country="BG" officeooo:rsid="00145c4b"/>
    </style:style>
    <style:style style:name="T10" style:family="text">
      <style:text-properties officeooo:rsid="00133e73"/>
    </style:style>
    <style:style style:name="T11" style:family="text">
      <style:text-properties fo:language="bg" fo:country="BG"/>
    </style:style>
    <style:style style:name="T12" style:family="text">
      <style:text-properties officeooo:rsid="00139089"/>
    </style:style>
    <style:style style:name="T13" style:family="text">
      <style:text-properties style:font-name="Liberation Serif" officeooo:rsid="00139089"/>
    </style:style>
    <style:style style:name="T14" style:family="text">
      <style:text-properties officeooo:rsid="00145c4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JSON</text:h>
      <text:p text:style-name="Horizontal_20_Line"/>
      <text:p text:style-name="P5">JSON е синтаксис за съхранение и обмен на данни.<text:line-break/>JSON е текст, написан с обектна нотация на JavaScript.</text:p>
      <text:p text:style-name="Horizontal_20_Line"/>
      <text:h text:style-name="Heading_20_2" text:outline-level="2">JSON in Python</text:h>
      <text:p text:style-name="P5">Python има вграден пакет, наречен <text:span text:style-name="T7">json</text:span>, който може да се използва за работа с JSON данни.</text:p>
      <text:h text:style-name="Heading_20_3" text:outline-level="3">Example</text:h>
      <text:p text:style-name="Text_20_body"><text:span text:style-name="T10">Импорт на модул</text:span> json:</text:p>
      <text:p text:style-name="P3"><text:span text:style-name="T1">import</text:span> json </text:p>
      <text:p text:style-name="Horizontal_20_Line"/>
      <text:h text:style-name="P1" text:outline-level="2">Parse JSON - Convert from JSON to Python<text:line-break/><text:span text:style-name="T10">анализиране на <text:s/>JSON - конвертиране от <text:s/>JSON в <text:s/>Python</text:span></text:h>
      <text:p text:style-name="P5">Ако имате JSON низ, можете да го анализирате чрез метода <text:span text:style-name="T7">json.loads()</text:span>.</text:p>
      <text:p text:style-name="Text_20_body"><text:span text:style-name="T10">Резултатът ще бъде речник</text:span> <text:a xlink:type="simple" xlink:href="https://www.w3schools.com/python/python_dictionaries.asp" text:style-name="Internet_20_link" text:visited-style-name="Visited_20_Internet_20_Link">Python dictionary</text:a>.</text:p>
      <text:h text:style-name="Heading_20_3" text:outline-level="3">Example</text:h>
      <text:p text:style-name="Text_20_body"><text:span text:style-name="T10">Конвертиране от</text:span> JSON <text:span text:style-name="T10">в</text:span> Python:</text:p>
      <text:p text:style-name="P3"><text:span text:style-name="T1">import</text:span> json<text:line-break/><text:line-break/><text:span text:style-name="T2"># </text:span><text:span text:style-name="T3">някой</text:span><text:span text:style-name="T2"> JSON:<text:line-break/></text:span>x = <text:span text:style-name="T5">'{ "name":"John", "age":30, "city":"New York"}'</text:span><text:line-break/><text:line-break/><text:span text:style-name="T2"># </text:span><text:span text:style-name="T3">анализиране</text:span><text:span text:style-name="T2"> x:<text:line-break/></text:span>y = json.loads(x)<text:line-break/><text:line-break/><text:span text:style-name="T2"># </text:span><text:span text:style-name="T3">резултатът е речник</text:span><text:span text:style-name="T2"> Python:<text:line-break/></text:span><text:span text:style-name="T1">print</text:span>(y[<text:span text:style-name="T5">"age"</text:span>]) </text:p>
      <text:p text:style-name="Horizontal_20_Line"/>
      <text:h text:style-name="Heading_20_2" text:outline-level="2">Convert from Python to JSON<text:span text:style-name="T10"> - к</text:span><text:span text:style-name="T11">онвертирайте от Python в JSON</text:span></text:h>
      <text:p text:style-name="P5">Ако имате обект на Python, можете да го конвертирате в JSON низ, като използвате метода <text:span text:style-name="T7">json.dumps()</text:span>.</text:p>
      <text:h text:style-name="Heading_20_3" text:outline-level="3"><text:soft-page-break/>Example</text:h>
      <text:p text:style-name="Text_20_body"><text:span text:style-name="T10">конвертиране от</text:span> Python <text:span text:style-name="T10">в</text:span> JSON:</text:p>
      <text:p text:style-name="P3"><text:span text:style-name="T1">import</text:span> json<text:line-break/><text:line-break/><text:span text:style-name="T2"># </text:span><text:span text:style-name="T3">обект в</text:span><text:span text:style-name="T2"> Python (dict):<text:line-break/></text:span>x = {<text:line-break/><text:span text:style-name="T10"><text:tab/></text:span><text:span text:style-name="T5">"name"</text:span>: <text:span text:style-name="T5">"John"</text:span>,<text:line-break/><text:span text:style-name="T10"><text:tab/></text:span><text:span text:style-name="T5">"age"</text:span>: <text:span text:style-name="T6">30</text:span>,<text:line-break/><text:span text:style-name="T10"><text:tab/></text:span><text:span text:style-name="T5">"city"</text:span>: <text:span text:style-name="T5">"New York"</text:span><text:line-break/>}<text:line-break/><text:line-break/><text:span text:style-name="T2"># </text:span><text:span text:style-name="T3">конвертиране в</text:span><text:span text:style-name="T2"> JSON:<text:line-break/></text:span>y = json.dumps(x)<text:line-break/><text:line-break/><text:span text:style-name="T2"># </text:span><text:span text:style-name="T4">резултатът е стринг в</text:span><text:span text:style-name="T2"> JSON:<text:line-break/></text:span><text:span text:style-name="T1">print</text:span>(y) </text:p>
      <text:p text:style-name="P2"/>
      <text:p text:style-name="P6">Можете да конвертирате Python обекти от следните типове в JSON низове:</text:p>
      <text:list xml:id="list1361193400" text:style-name="L1">
        <text:list-item>
          <text:p text:style-name="P8">dict </text:p>
        </text:list-item>
        <text:list-item>
          <text:p text:style-name="P8">list </text:p>
        </text:list-item>
        <text:list-item>
          <text:p text:style-name="P8">tuple </text:p>
        </text:list-item>
        <text:list-item>
          <text:p text:style-name="P8">string </text:p>
        </text:list-item>
        <text:list-item>
          <text:p text:style-name="P8">int </text:p>
        </text:list-item>
        <text:list-item>
          <text:p text:style-name="P8">float </text:p>
        </text:list-item>
        <text:list-item>
          <text:p text:style-name="P8">True </text:p>
        </text:list-item>
        <text:list-item>
          <text:p text:style-name="P8">False </text:p>
        </text:list-item>
        <text:list-item>
          <text:p text:style-name="P7">None </text:p>
        </text:list-item>
      </text:list>
      <text:h text:style-name="Heading_20_3" text:outline-level="3">Example</text:h>
      <text:p text:style-name="P5">Преобразувайте Python обекти в JSON низове и отпечатайте стойностите:</text:p>
      <text:p text:style-name="P3"><text:span text:style-name="T1">import</text:span> json<text:line-break/><text:span text:style-name="T1">print</text:span>(json.dumps({<text:span text:style-name="T5">"name"</text:span>: <text:span text:style-name="T5">"John"</text:span>, <text:span text:style-name="T5">"age"</text:span>: <text:span text:style-name="T6">30</text:span>}))<text:line-break/><text:span text:style-name="T1">print</text:span>(json.dumps([<text:span text:style-name="T5">"apple"</text:span>, <text:span text:style-name="T5">"bananas"</text:span>]))<text:line-break/><text:span text:style-name="T1">print</text:span>(json.dumps((<text:span text:style-name="T5">"apple"</text:span>, <text:span text:style-name="T5">"bananas"</text:span>)))<text:line-break/><text:span text:style-name="T1">print</text:span>(json.dumps(<text:span text:style-name="T5">"hello"</text:span>))<text:line-break/><text:span text:style-name="T1">print</text:span>(json.dumps(<text:span text:style-name="T6">42</text:span>))<text:line-break/><text:span text:style-name="T1">print</text:span>(json.dumps(<text:span text:style-name="T6">31.76</text:span>))<text:line-break/><text:span text:style-name="T1">print</text:span>(json.dumps(<text:span text:style-name="T1">True</text:span>))<text:line-break/><text:span text:style-name="T1">print</text:span>(json.dumps(<text:span text:style-name="T1">False</text:span>))<text:line-break/><text:span text:style-name="T1">print</text:span>(json.dumps(None)) </text:p>
      <text:p text:style-name="Horizontal_20_Line"/>
      <text:p text:style-name="P5">Когато преобразувате от Python в JSON, обектите на Python се преобразуват в еквивалент на JSON (JavaScript):</text:p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Table_20_Heading">Python</text:p>
          </table:table-cell>
          <table:table-cell table:style-name="Table1.A1" office:value-type="string">
            <text:p text:style-name="Table_20_Heading">JSON</text:p>
          </table:table-cell>
        </table:table-row>
        <table:table-row>
          <table:table-cell table:style-name="Table1.A1" office:value-type="string">
            <text:p text:style-name="Table_20_Contents">dict</text:p>
          </table:table-cell>
          <table:table-cell table:style-name="Table1.A1" office:value-type="string">
            <text:p text:style-name="Table_20_Contents">Object</text:p>
          </table:table-cell>
        </table:table-row>
        <table:table-row>
          <table:table-cell table:style-name="Table1.A1" office:value-type="string">
            <text:p text:style-name="Table_20_Contents">list</text:p>
          </table:table-cell>
          <table:table-cell table:style-name="Table1.A1" office:value-type="string">
            <text:p text:style-name="Table_20_Contents">Array</text:p>
          </table:table-cell>
        </table:table-row>
        <table:table-row>
          <table:table-cell table:style-name="Table1.A1" office:value-type="string">
            <text:p text:style-name="Table_20_Contents">tuple</text:p>
          </table:table-cell>
          <table:table-cell table:style-name="Table1.A1" office:value-type="string">
            <text:p text:style-name="Table_20_Contents">Array</text:p>
          </table:table-cell>
        </table:table-row>
        <table:table-row>
          <table:table-cell table:style-name="Table1.A1" office:value-type="string">
            <text:p text:style-name="Table_20_Contents">str</text:p>
          </table:table-cell>
          <table:table-cell table:style-name="Table1.A1" office:value-type="string">
            <text:p text:style-name="Table_20_Contents">String</text:p>
          </table:table-cell>
        </table:table-row>
        <table:table-row>
          <table:table-cell table:style-name="Table1.A1" office:value-type="string">
            <text:p text:style-name="Table_20_Contents">int</text:p>
          </table:table-cell>
          <table:table-cell table:style-name="Table1.A1" office:value-type="string">
            <text:p text:style-name="Table_20_Contents">Number</text:p>
          </table:table-cell>
        </table:table-row>
        <table:table-row>
          <table:table-cell table:style-name="Table1.A1" office:value-type="string">
            <text:p text:style-name="Table_20_Contents">float</text:p>
          </table:table-cell>
          <table:table-cell table:style-name="Table1.A1" office:value-type="string">
            <text:p text:style-name="Table_20_Contents">Number</text:p>
          </table:table-cell>
        </table:table-row>
        <table:table-row>
          <table:table-cell table:style-name="Table1.A1" office:value-type="string">
            <text:p text:style-name="Table_20_Contents">True</text:p>
          </table:table-cell>
          <table:table-cell table:style-name="Table1.A1" office:value-type="string">
            <text:p text:style-name="Table_20_Contents">true</text:p>
          </table:table-cell>
        </table:table-row>
        <table:table-row>
          <table:table-cell table:style-name="Table1.A1" office:value-type="string">
            <text:p text:style-name="Table_20_Contents">False</text:p>
          </table:table-cell>
          <table:table-cell table:style-name="Table1.A1" office:value-type="string">
            <text:p text:style-name="Table_20_Contents">false</text:p>
          </table:table-cell>
        </table:table-row>
        <table:table-row>
          <table:table-cell table:style-name="Table1.A1" office:value-type="string">
            <text:p text:style-name="Table_20_Contents">None</text:p>
          </table:table-cell>
          <table:table-cell table:style-name="Table1.A1" office:value-type="string">
            <text:p text:style-name="Table_20_Contents">null</text:p>
          </table:table-cell>
        </table:table-row>
      </table:table>
      <text:p text:style-name="Horizontal_20_Line"/>
      <text:h text:style-name="Heading_20_3" text:outline-level="3">Example</text:h>
      <text:p text:style-name="P5">Преобразувайте обект на Python, съдържащ всички легални типове данни:</text:p>
      <text:p text:style-name="P3"><text:span text:style-name="T1">import</text:span> json<text:line-break/>x = {<text:line-break/><text:span text:style-name="T12"><text:tab/></text:span><text:span text:style-name="T5">"name"</text:span>: <text:span text:style-name="T5">"John"</text:span>,<text:line-break/><text:span text:style-name="T12"><text:tab/></text:span><text:span text:style-name="T5">"age"</text:span>: <text:span text:style-name="T6">30</text:span>,<text:line-break/><text:span text:style-name="T12"><text:tab/></text:span><text:span text:style-name="T5">"married"</text:span>: <text:span text:style-name="T1">True</text:span>,<text:line-break/><text:span text:style-name="T12"><text:tab/></text:span><text:span text:style-name="T5">"divorced"</text:span>: <text:span text:style-name="T1">False</text:span>,<text:line-break/><text:span text:style-name="T12"><text:tab/></text:span><text:span text:style-name="T5">"children"</text:span>: (<text:span text:style-name="T5">"Ann"</text:span>,<text:span text:style-name="T5">"Billy"</text:span>),<text:line-break/><text:span text:style-name="T12"><text:tab/></text:span><text:span text:style-name="T5">"pets"</text:span>: None,<text:line-break/><text:span text:style-name="T12"><text:tab/></text:span><text:span text:style-name="T5">"cars"</text:span>: [<text:line-break/><text:span text:style-name="T12"><text:tab/><text:tab/></text:span>{<text:span text:style-name="T5">"model"</text:span>: <text:span text:style-name="T5">"BMW 230"</text:span>, <text:span text:style-name="T5">"mpg"</text:span>: <text:span text:style-name="T6">27.5</text:span>},<text:line-break/><text:span text:style-name="T12"><text:tab/><text:tab/></text:span>{<text:span text:style-name="T5">"model"</text:span>: <text:span text:style-name="T5">"Ford Edge"</text:span>, <text:span text:style-name="T5">"mpg"</text:span>: <text:span text:style-name="T6">24.1</text:span>}<text:line-break/><text:span text:style-name="T12"><text:tab/></text:span>]<text:line-break/>}<text:line-break/><text:span text:style-name="T1">print</text:span>(json.dumps(x))</text:p>
      <text:p text:style-name="Horizontal_20_Line"/>
      <text:h text:style-name="Heading_20_2" text:outline-level="2">Format the Result<text:span text:style-name="T12"> - форматиране на резултата</text:span></text:h>
      <text:p text:style-name="P5">Примерът по-горе отпечатва JSON низ, но не е много лесен за четене, без вдлъбнатини и прекъсвания на редове.</text:p>
      <text:p text:style-name="P5">Методът <text:span text:style-name="T7">json.dumps()</text:span> има параметри, за да улесни четенето на резултата:</text:p>
      <text:h text:style-name="Heading_20_3" text:outline-level="3">Example</text:h>
      <text:p text:style-name="Text_20_body"><text:span text:style-name="T11">Използвайте параметъра отстъп</text:span> <text:span text:style-name="Source_20_Text">indent</text:span><text:span text:style-name="Source_20_Text"><text:span text:style-name="T13">,</text:span></text:span> <text:span text:style-name="T11">за да определите броя на отстъпите:</text:span></text:p>
      <text:p text:style-name="P4">json.dumps(x, indent=<text:span text:style-name="T6">4</text:span>)</text:p>
      <text:p text:style-name="P5">Можете също така да дефинирате разделителите, стойността по подразбиране е (", ", ": "), което означава използване на запетая и интервал за отделяне на всеки обект и двоеточие и интервал за разделяне на ключовете от стойностите:</text:p>
      <text:h text:style-name="Heading_20_3" text:outline-level="3"><text:soft-page-break/>Example</text:h>
      <text:p text:style-name="P9"><text:span text:style-name="T11">Използвайте параметъра за </text:span><text:span text:style-name="T8">разделители</text:span><text:span text:style-name="T9">-</text:span><text:span text:style-name="Source_20_Text">separators</text:span><text:span text:style-name="T11">, за да промените разделителя по подразбиране:</text:span></text:p>
      <text:p text:style-name="P3">json.dumps(x, indent=<text:span text:style-name="T6">4</text:span>, separators=(<text:span text:style-name="T5">". "</text:span>, <text:span text:style-name="T5">" = "</text:span>))</text:p>
      <text:p text:style-name="Horizontal_20_Line"/>
      <text:h text:style-name="Heading_20_2" text:outline-level="2">Order the Result<text:span text:style-name="T14"> - заявка за резултат</text:span></text:h>
      <text:p text:style-name="P5">Методът <text:span text:style-name="T7">json.dumps()</text:span> има параметри за подреждане на ключовете в резултата:</text:p>
      <text:h text:style-name="Heading_20_3" text:outline-level="3">Example</text:h>
      <text:p text:style-name="P5">Използвайте параметъра <text:span text:style-name="T7">sort_keys</text:span>, за да посочите дали резултатът трябва да бъде сортиран или не:</text:p>
      <text:p text:style-name="P3">json.dumps(x, indent=<text:span text:style-name="T6">4</text:span>, sort_keys=<text:span text:style-name="T1">True</text:span>)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5T17:53:43.484509001</meta:creation-date>
    <dc:date>2023-02-05T18:22:40.268111627</dc:date>
    <meta:editing-duration>PT7M46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4" meta:paragraph-count="70" meta:word-count="444" meta:character-count="2999" meta:non-whitespace-character-count="2597"/>
  </office:meta>
</office:document-meta>
</file>